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f285a" officeooo:paragraph-rsid="001f28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10:42:25.968366004</meta:creation-date>
    <dc:date>2024-11-29T10:42:38.994176311</dc:date>
    <meta:editing-duration>PT13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6.5.2$MacOSX_X86_64 LibreOffice_project/38d5f62f85355c192ef5f1dd47c5c0c0c6d6598b</meta:generator>
  </office:meta>
</office:document-meta>
</file>